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2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58cm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2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weight="normal" style:font-weight-asian="normal" style:font-weight-complex="normal"/>
    </style:style>
    <style:style style:name="P3" style:family="paragraph">
      <style:text-properties fo:font-family="Arial" style:font-family-generic="swiss" style:font-pitch="variable" fo:font-size="15pt" fo:font-weight="normal" style:font-weight-asian="normal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5pt"/>
    </style:style>
    <style:style style:name="T1" style:family="text">
      <style:text-properties fo:font-family="Arial" style:font-family-generic="swiss" style:font-pitch="variable" fo:font-size="15pt" fo:font-weight="normal" style:font-weight-asian="normal" style:font-weight-complex="normal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.016cm" svg:height="1.016cm" svg:x="0.132cm" svg:y="0.64cm">
          <text:p/>
        </draw:rect>
        <draw:rect draw:style-name="gr1" draw:text-style-name="P1" draw:layer="layout" svg:width="1.016cm" svg:height="1.016cm" svg:x="1.132cm" svg:y="0.64cm">
          <text:p/>
        </draw:rect>
        <draw:rect draw:style-name="gr2" draw:text-style-name="P1" draw:layer="layout" svg:width="1.016cm" svg:height="1.016cm" svg:x="2.132cm" svg:y="0.64cm">
          <text:p/>
        </draw:rect>
        <draw:rect draw:style-name="gr2" draw:text-style-name="P1" draw:layer="layout" svg:width="3cm" svg:height="1.016cm" svg:x="3.132cm" svg:y="0.64cm">
          <text:p/>
        </draw:rect>
        <draw:rect draw:style-name="gr3" draw:text-style-name="P1" draw:layer="layout" svg:width="12.06cm" svg:height="1.016cm" svg:x="0.132cm" svg:y="0.64cm">
          <text:p/>
        </draw:rect>
        <draw:line draw:style-name="gr3" draw:text-style-name="P1" draw:layer="layout" svg:x1="2.132cm" svg:y1="0.64cm" svg:x2="2.132cm" svg:y2="1.656cm">
          <text:p/>
        </draw:line>
        <draw:line draw:style-name="gr3" draw:text-style-name="P1" draw:layer="layout" svg:x1="2.132cm" svg:y1="0.856cm" svg:x2="2.132cm" svg:y2="0.348cm">
          <text:p/>
        </draw:line>
        <draw:line draw:style-name="gr3" draw:text-style-name="P1" draw:layer="layout" svg:x1="1.132cm" svg:y1="0.856cm" svg:x2="1.132cm" svg:y2="0.348cm">
          <text:p/>
        </draw:line>
        <draw:line draw:style-name="gr3" draw:text-style-name="P1" draw:layer="layout" svg:x1="2.132cm" svg:y1="0.64cm" svg:x2="2.132cm" svg:y2="1.656cm">
          <text:p/>
        </draw:line>
        <draw:line draw:style-name="gr3" draw:text-style-name="P1" draw:layer="layout" svg:x1="3.132cm" svg:y1="0.856cm" svg:x2="3.132cm" svg:y2="0.348cm">
          <text:p/>
        </draw:line>
        <draw:line draw:style-name="gr3" draw:text-style-name="P1" draw:layer="layout" svg:x1="6.132cm" svg:y1="0.856cm" svg:x2="6.132cm" svg:y2="0.348cm">
          <text:p/>
        </draw:line>
        <draw:line draw:style-name="gr3" draw:text-style-name="P1" draw:layer="layout" svg:x1="5.132cm" svg:y1="0.856cm" svg:x2="5.132cm" svg:y2="0.348cm">
          <text:p/>
        </draw:line>
        <draw:line draw:style-name="gr3" draw:text-style-name="P1" draw:layer="layout" svg:x1="4.146cm" svg:y1="0.856cm" svg:x2="4.146cm" svg:y2="0.348cm">
          <text:p/>
        </draw:line>
        <draw:frame draw:style-name="gr4" draw:text-style-name="P3" draw:layer="layout" svg:width="1.772cm" svg:height="0.857cm" svg:x="0.26cm" svg:y="0.748cm">
          <draw:text-box>
            <text:p text:style-name="P2"><text:span text:style-name="T1">index</text:span></text:p>
          </draw:text-box>
        </draw:frame>
        <draw:frame draw:style-name="gr5" draw:text-style-name="P5" draw:layer="layout" svg:width="1.954cm" svg:height="0.839cm" svg:x="3.227cm" svg:y="0.767cm">
          <draw:text-box>
            <text:p text:style-name="P4"><text:span text:style-name="T2">length</text:span></text:p>
          </draw:text-box>
        </draw:frame>
        <draw:rect draw:style-name="gr6" draw:text-style-name="P1" draw:layer="layout" svg:width="6.06cm" svg:height="1.016cm" svg:x="6.132cm" svg:y="0.64cm">
          <text:p/>
        </draw:rect>
        <draw:frame draw:style-name="gr7" draw:text-style-name="P5" draw:layer="layout" svg:width="4.943cm" svg:height="0.839cm" svg:x="6.772cm" svg:y="0.74cm">
          <draw:text-box>
            <text:p text:style-name="P4"><text:span text:style-name="T2">image file contents</text:span></text:p>
          </draw:text-box>
        </draw:frame>
        <draw:frame draw:style-name="gr7" draw:text-style-name="P5" draw:layer="layout" svg:width="4.489cm" svg:height="0.839cm" svg:x="6.873cm" svg:y="-0.159cm">
          <draw:text-box>
            <text:p text:style-name="P4"><text:span text:style-name="T2">… </text:span><text:span text:style-name="T2">length bytes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38cm" fo:page-height="1.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creation-date>2007-02-12T10:04:17</meta:creation-date>
    <dc:date>2016-01-24T11:57:52.08</dc:date>
    <dc:language>en-US</dc:language>
    <meta:editing-cycles>7</meta:editing-cycles>
    <meta:editing-duration>PT31M2S</meta:editing-duration>
    <dc:creator>Pawel Gburzynski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